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4.997cm"/>
    </style:style>
    <style:style style:name="Tabla1.B" style:family="table-column">
      <style:table-column-properties style:column-width="12.592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a1.3" style:family="table-row">
      <style:table-row-properties fo:background-color="#f6f8fa">
        <style:background-image/>
      </style:table-row-properties>
    </style:style>
    <style:style style:name="Tabla2" style:family="table">
      <style:table-properties style:width="17.59cm" table:align="left"/>
    </style:style>
    <style:style style:name="Tabla2.A" style:family="table-column">
      <style:table-column-properties style:column-width="1.801cm"/>
    </style:style>
    <style:style style:name="Tabla2.B" style:family="table-column">
      <style:table-column-properties style:column-width="15.789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a2.3" style:family="table-row">
      <style:table-row-properties fo:background-color="#f6f8fa">
        <style:background-image/>
      </style:table-row-properties>
    </style:style>
    <style:style style:name="P1" style:family="paragraph" style:parent-style-name="Text_20_body">
      <style:text-properties fo:font-variant="normal" fo:text-transform="none" fo:color="#24292e" style:font-name="apple-system" fo:letter-spacing="normal" fo:font-style="normal" fo:font-weight="bold" officeooo:rsid="0005f3b3" officeooo:paragraph-rsid="0005f3b3"/>
    </style:style>
    <style:style style:name="P2" style:family="paragraph" style:parent-style-name="Text_20_body">
      <style:text-properties fo:font-variant="normal" fo:text-transform="none" fo:color="#24292e" style:font-name="apple-system" fo:letter-spacing="normal" fo:font-style="normal" fo:font-weight="bold" officeooo:paragraph-rsid="0005f3b3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119f30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6a737d" style:font-name="SFMono-Regular" fo:font-size="9.75pt" fo:letter-spacing="normal" fo:font-style="normal" fo:font-weight="normal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</style:style>
    <style:style style:name="P11" style:family="paragraph" style:parent-style-name="Heading_20_3">
      <style:paragraph-properties fo:margin-left="0cm" fo:margin-right="0cm" fo:margin-top="0cm" fo:margin-bottom="0cm" style:contextual-spacing="false" fo:line-height="125%" fo:orphans="2" fo:widows="2" fo:text-indent="0cm" style:auto-text-indent="false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14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</style:style>
    <style:style style:name="P15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16" style:family="paragraph" style:parent-style-name="Text_20_body">
      <style:paragraph-properties fo:margin-top="0cm" fo:margin-bottom="0.423cm" style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12e209"/>
    </style:style>
    <style:style style:name="P17" style:family="paragraph" style:parent-style-name="Quotations">
      <style:paragraph-properties fo:margin-left="1cm" fo:margin-right="1cm" fo:margin-top="0cm" fo:margin-bottom="0cm" style:contextual-spacing="false" fo:text-align="justify" style:justify-single-word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officeooo:paragraph-rsid="00119f30"/>
    </style:style>
    <style:style style:name="P18" style:family="paragraph" style:parent-style-name="Heading_20_1">
      <style:text-properties fo:font-variant="normal" fo:text-transform="none" fo:color="#24292e" style:font-name="apple-system" fo:letter-spacing="normal" fo:font-style="normal" fo:font-weight="bold" officeooo:paragraph-rsid="0005f3b3"/>
    </style:style>
    <style:style style:name="P19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0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21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6a737d" style:font-name="SFMono-Regular" fo:font-size="9.75pt" fo:letter-spacing="normal" fo:font-style="normal" fo:font-weight="normal"/>
    </style:style>
    <style:style style:name="P22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032f62" fo:letter-spacing="normal"/>
    </style:style>
    <style:style style:name="P23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</style:style>
    <style:style style:name="P24" style:family="paragraph" style:parent-style-name="Table_20_Heading">
      <style:text-properties fo:font-weight="bold"/>
    </style:style>
    <style:style style:name="P25" style:family="paragraph" style:parent-style-name="Table_20_Heading">
      <style:text-properties fo:font-size="2pt" style:font-size-asian="2pt" style:font-size-complex="2pt"/>
    </style:style>
    <style:style style:name="P26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</style:style>
    <style:style style:name="P27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 officeooo:paragraph-rsid="0018e83e"/>
    </style:style>
    <style:style style:name="P28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9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378ae"/>
    </style:style>
    <style:style style:name="P30" style:family="paragraph" style:parent-style-name="Standard">
      <style:paragraph-properties fo:text-align="justify" style:justify-single-word="false"/>
      <style:text-properties style:font-name="Liberation Serif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Text_20_body" style:list-style-name="L1">
      <style:paragraph-properties fo:margin-top="0cm" fo:margin-bottom="0.423cm" style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145503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23fb52"/>
    </style:style>
    <style:style style:name="P3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a2270"/>
    </style:style>
    <style:style style:name="P3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cff00"/>
    </style:style>
    <style:style style:name="P3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eacee"/>
    </style:style>
    <style:style style:name="P40" style:family="paragraph" style:parent-style-name="Text_20_body">
      <style:paragraph-properties fo:margin-left="0cm" fo:margin-right="0cm" fo:margin-top="0.635cm" fo:margin-bottom="0cm" style:contextual-spacing="false" fo:line-height="125%" fo:orphans="2" fo:widows="2" fo:text-indent="0cm" style:auto-text-indent="false"/>
      <style:text-properties fo:font-variant="normal" fo:text-transform="none" fo:color="#0366d6" style:text-line-through-style="none" style:text-line-through-type="none" style:font-name="apple-system" fo:letter-spacing="normal" fo:font-style="normal" style:text-underline-style="none" fo:font-weight="bold" style:text-blinking="false" fo:background-color="transparent"/>
    </style:style>
    <style:style style:name="P41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normal"/>
    </style:style>
    <style:style style:name="P43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normal" officeooo:paragraph-rsid="001eacee"/>
    </style:style>
    <style:style style:name="P44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 officeooo:paragraph-rsid="001a2270"/>
    </style:style>
    <style:style style:name="P45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 officeooo:paragraph-rsid="001e9c90"/>
    </style:style>
    <style:style style:name="P46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47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</style:style>
    <style:style style:name="P48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officeooo:paragraph-rsid="0024adae"/>
    </style:style>
    <style:style style:name="P49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 officeooo:paragraph-rsid="001eacee"/>
    </style:style>
    <style:style style:name="P50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 officeooo:paragraph-rsid="0023fb52"/>
    </style:style>
    <style:style style:name="T1" style:family="text">
      <style:text-properties style:font-name="SFMono-Regular" fo:font-size="9.75pt" fo:font-style="normal" fo:font-weight="normal"/>
    </style:style>
    <style:style style:name="T2" style:family="text">
      <style:text-properties style:font-name="SFMono-Regular" fo:font-size="9.75pt" fo:padding="0cm" fo:border="none"/>
    </style:style>
    <style:style style:name="T3" style:family="text">
      <style:text-properties style:font-name="SFMono-Regular" fo:font-size="9.75pt" fo:font-weight="normal" fo:padding="0cm" fo:border="none"/>
    </style:style>
    <style:style style:name="T4" style:family="text">
      <style:text-properties fo:font-size="12pt"/>
    </style:style>
    <style:style style:name="T5" style:family="text">
      <style:text-properties fo:font-size="12pt" fo:font-weight="normal"/>
    </style:style>
    <style:style style:name="T6" style:family="text">
      <style:text-properties fo:font-size="12pt" officeooo:rsid="00174db8"/>
    </style:style>
    <style:style style:name="T7" style:family="text">
      <style:text-properties fo:font-size="12pt" officeooo:rsid="001eacee"/>
    </style:style>
    <style:style style:name="T8" style:family="text">
      <style:text-properties fo:font-variant="normal" fo:text-transform="none" fo:color="#6a737d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fo:color="#6a737d" style:font-name="apple-system" fo:font-size="12pt" fo:letter-spacing="normal" fo:font-style="normal" fo:font-weight="normal" officeooo:rsid="00119f30"/>
    </style:style>
    <style:style style:name="T10" style:family="text">
      <style:text-properties fo:font-variant="normal" fo:text-transform="none" fo:color="#6a737d" style:font-name="SFMono-Regular" fo:font-size="9.75pt" fo:letter-spacing="normal" fo:font-style="normal" fo:font-weight="normal" fo:padding="0cm" fo:border="none"/>
    </style:style>
    <style:style style:name="T11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12" style:family="text"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24292e" style:font-name="apple-system" fo:font-size="12pt" fo:letter-spacing="normal" fo:font-style="normal" fo:font-weight="bold" officeooo:rsid="00145503" style:font-weight-asian="bold" style:font-weight-complex="bold"/>
    </style:style>
    <style:style style:name="T14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5" style:family="text">
      <style:text-properties fo:font-variant="normal" fo:text-transform="none" fo:color="#24292e" style:font-name="apple-system" fo:font-size="12pt" fo:letter-spacing="normal" fo:font-style="normal" fo:font-weight="normal" officeooo:rsid="00119f30"/>
    </style:style>
    <style:style style:name="T16" style:family="text">
      <style:text-properties fo:font-variant="normal" fo:text-transform="none" fo:color="#24292e" style:font-name="apple-system" fo:font-size="12pt" fo:letter-spacing="normal" fo:font-style="normal" fo:font-weight="normal" officeooo:rsid="0012a43d"/>
    </style:style>
    <style:style style:name="T17" style:family="text">
      <style:text-properties fo:font-variant="normal" fo:text-transform="none" fo:color="#24292e" style:font-name="apple-system" fo:font-size="12pt" fo:letter-spacing="normal" fo:font-style="normal" fo:font-weight="normal" officeooo:rsid="00145503"/>
    </style:style>
    <style:style style:name="T18" style:family="text">
      <style:text-properties fo:font-variant="normal" fo:text-transform="none" fo:color="#24292e" style:font-name="apple-system" fo:font-size="12pt" fo:letter-spacing="normal" fo:font-style="normal" fo:font-weight="normal" officeooo:rsid="00156cf7"/>
    </style:style>
    <style:style style:name="T19" style:family="text">
      <style:text-properties fo:font-variant="normal" fo:text-transform="none" fo:color="#24292e" style:font-name="apple-system" fo:font-size="12pt" fo:letter-spacing="normal" fo:font-style="normal" fo:font-weight="normal" officeooo:rsid="00213c6e"/>
    </style:style>
    <style:style style:name="T20" style:family="text">
      <style:text-properties fo:font-variant="normal" fo:text-transform="none" fo:color="#24292e" style:font-name="apple-system" fo:font-size="12pt" fo:letter-spacing="normal" fo:font-style="normal" fo:font-weight="normal" officeooo:rsid="00226535"/>
    </style:style>
    <style:style style:name="T21" style:family="text">
      <style:text-properties fo:font-variant="normal" fo:text-transform="none" fo:color="#24292e" style:font-name="apple-system" fo:font-size="12pt" fo:letter-spacing="normal" fo:font-style="normal" fo:font-weight="normal" officeooo:rsid="0023fb52"/>
    </style:style>
    <style:style style:name="T22" style:family="text">
      <style:text-properties fo:font-variant="normal" fo:text-transform="none" fo:color="#24292e" style:font-name="apple-system" fo:letter-spacing="normal" fo:font-style="normal" fo:font-weight="bold"/>
    </style:style>
    <style:style style:name="T23" style:family="text">
      <style:text-properties fo:font-variant="normal" fo:text-transform="none" fo:color="#24292e" style:font-name="apple-system" fo:letter-spacing="normal" fo:font-style="normal" fo:font-weight="bold" officeooo:rsid="0012e209"/>
    </style:style>
    <style:style style:name="T24" style:family="text">
      <style:text-properties fo:font-variant="normal" fo:text-transform="none" fo:color="#24292e" style:font-name="apple-system" fo:letter-spacing="normal" fo:font-style="normal" fo:font-weight="bold" officeooo:rsid="001378ae"/>
    </style:style>
    <style:style style:name="T25" style:family="text">
      <style:text-properties fo:font-variant="normal" fo:text-transform="none" fo:color="#24292e" style:font-name="apple-system" fo:letter-spacing="normal" fo:font-style="normal" fo:font-weight="bold" officeooo:rsid="001a2270"/>
    </style:style>
    <style:style style:name="T26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27" style:family="text">
      <style:text-properties fo:font-variant="normal" fo:text-transform="none" fo:color="#24292e" style:font-name="SFMono-Regular" fo:font-size="9.75pt" fo:letter-spacing="normal" fo:font-style="normal" fo:font-weight="normal" fo:padding="0cm" fo:border="none"/>
    </style:style>
    <style:style style:name="T28" style:family="text">
      <style:text-properties fo:font-variant="normal" fo:text-transform="none" fo:color="#24292e" style:font-name="SFMono-Regular" fo:font-size="9.75pt" fo:letter-spacing="normal" fo:font-style="normal" fo:font-weight="normal" officeooo:rsid="0012a43d" fo:padding="0cm" fo:border="none"/>
    </style:style>
    <style:style style:name="T29" style:family="text">
      <style:text-properties fo:font-variant="normal" fo:text-transform="none" fo:color="#24292e" style:font-name="SFMono-Regular" fo:font-size="9.75pt" fo:letter-spacing="normal" fo:font-style="normal" fo:font-weight="normal" officeooo:rsid="001eacee" fo:padding="0cm" fo:border="none"/>
    </style:style>
    <style:style style:name="T30" style:family="text">
      <style:text-properties fo:font-variant="normal" fo:text-transform="none" fo:color="#24292e" style:font-name="SFMono-Regular" fo:font-size="9.75pt" fo:letter-spacing="normal" fo:font-style="normal" fo:font-weight="bold" style:font-weight-asian="bold" style:font-weight-complex="bold" fo:padding="0cm" fo:border="none"/>
    </style:style>
    <style:style style:name="T31" style:family="text">
      <style:text-properties fo:font-variant="normal" fo:text-transform="none" fo:color="#24292e" style:font-name="SFMono-Regular" fo:letter-spacing="normal" fo:font-style="normal" fo:font-weight="bold" fo:padding="0cm" fo:border="none"/>
    </style:style>
    <style:style style:name="T32" style:family="text">
      <style:text-properties fo:font-variant="normal" fo:text-transform="none" fo:color="#24292e" fo:font-size="12pt" fo:letter-spacing="normal" fo:font-style="normal" fo:font-weight="normal"/>
    </style:style>
    <style:style style:name="T33" style:family="text">
      <style:text-properties fo:font-variant="normal" fo:text-transform="none" fo:color="#24292e" fo:font-size="12pt" fo:letter-spacing="normal" fo:font-style="normal" fo:font-weight="normal" officeooo:rsid="00213c6e"/>
    </style:style>
    <style:style style:name="T34" style:family="text">
      <style:text-properties fo:font-variant="normal" fo:text-transform="none" fo:color="#24292e" fo:font-size="12pt" fo:letter-spacing="normal" fo:font-style="normal" fo:font-weight="normal" officeooo:rsid="00226535"/>
    </style:style>
    <style:style style:name="T35" style:family="text">
      <style:text-properties fo:font-variant="normal" fo:text-transform="none" fo:color="#24292e" fo:font-size="9.75pt" fo:letter-spacing="normal" fo:font-style="normal" fo:font-weight="normal" fo:padding="0cm" fo:border="none"/>
    </style:style>
    <style:style style:name="T36" style:family="text">
      <style:text-properties fo:font-variant="normal" fo:text-transform="none" fo:color="#24292e" style:font-name="Liberation Serif" fo:font-size="12pt" fo:letter-spacing="normal" fo:font-style="normal" fo:font-weight="normal"/>
    </style:style>
    <style:style style:name="T37" style:family="text">
      <style:text-properties fo:font-variant="normal" fo:text-transform="none" fo:color="#24292e" style:font-name="Liberation Serif" fo:font-size="12pt" fo:letter-spacing="normal" fo:font-style="normal" fo:font-weight="normal" officeooo:rsid="00213c6e"/>
    </style:style>
    <style:style style:name="T38" style:family="text">
      <style:text-properties fo:font-variant="normal" fo:text-transform="none" fo:color="#24292e" style:font-name="Liberation Serif" fo:font-size="12pt" fo:letter-spacing="normal" fo:font-style="normal" fo:font-weight="normal" officeooo:rsid="00226535"/>
    </style:style>
    <style:style style:name="T39" style:family="text">
      <style:text-properties fo:font-variant="normal" fo:text-transform="none" fo:color="#24292e" style:font-name="Liberation Serif" fo:font-size="9.75pt" fo:letter-spacing="normal" fo:font-style="normal" fo:font-weight="normal" fo:padding="0cm" fo:border="none"/>
    </style:style>
    <style:style style:name="T40" style:family="text">
      <style:text-properties fo:font-variant="normal" fo:text-transform="none" fo:color="#24292e" fo:letter-spacing="normal"/>
    </style:style>
    <style:style style:name="T41" style:family="text">
      <style:text-properties fo:font-variant="normal" fo:text-transform="none" fo:color="#0366d6" style:text-line-through-style="none" style:text-line-through-type="none" style:font-name="apple-system" fo:letter-spacing="normal" fo:font-style="normal" style:text-underline-style="none" fo:font-weight="bold" style:text-blinking="false" fo:background-color="transparent" loext:char-shading-value="0"/>
    </style:style>
    <style:style style:name="T42" style:family="text">
      <style:text-properties fo:font-variant="normal" fo:text-transform="none" fo:color="#d73a49" style:font-name="SFMono-Regular" fo:font-size="9.75pt" fo:letter-spacing="normal" fo:font-style="normal" fo:font-weight="normal"/>
    </style:style>
    <style:style style:name="T43" style:family="text">
      <style:text-properties fo:font-variant="normal" fo:text-transform="none" fo:color="#032f62" style:font-name="SFMono-Regular" fo:font-size="9.75pt" fo:letter-spacing="normal" fo:font-style="normal" fo:font-weight="normal"/>
    </style:style>
    <style:style style:name="T44" style:family="text">
      <style:text-properties fo:font-variant="normal" fo:text-transform="none" fo:color="#6f42c1" style:font-name="SFMono-Regular" fo:font-size="9.75pt" fo:letter-spacing="normal" fo:font-style="normal" fo:font-weight="normal"/>
    </style:style>
    <style:style style:name="T45" style:family="text">
      <style:text-properties fo:color="#d73a49"/>
    </style:style>
    <style:style style:name="T46" style:family="text">
      <style:text-properties fo:color="#d73a49" style:font-name="SFMono-Regular" fo:font-size="9.75pt" fo:font-style="normal" fo:font-weight="normal"/>
    </style:style>
    <style:style style:name="T47" style:family="text">
      <style:text-properties fo:color="#032f62"/>
    </style:style>
    <style:style style:name="T48" style:family="text">
      <style:text-properties fo:color="#032f62" style:font-name="SFMono-Regular" fo:font-size="9.75pt" fo:font-style="normal" fo:font-weight="normal"/>
    </style:style>
    <style:style style:name="T49" style:family="text">
      <style:text-properties fo:color="#6f42c1"/>
    </style:style>
    <style:style style:name="T50" style:family="text">
      <style:text-properties fo:color="#6f42c1" style:font-name="SFMono-Regular" fo:font-size="9.75pt" fo:font-style="normal" fo:font-weight="normal"/>
    </style:style>
    <style:style style:name="T51" style:family="text">
      <style:text-properties fo:color="#e36209" style:font-name="SFMono-Regular" fo:font-size="9.75pt" fo:font-style="normal" fo:font-weight="normal"/>
    </style:style>
    <style:style style:name="T52" style:family="text">
      <style:text-properties fo:color="#005cc5"/>
    </style:style>
    <style:style style:name="T53" style:family="text">
      <style:text-properties fo:color="#005cc5" style:font-name="SFMono-Regular" fo:font-size="9.75pt" fo:font-style="normal" fo:font-weight="normal"/>
    </style:style>
    <style:style style:name="T54" style:family="text">
      <style:text-properties officeooo:rsid="0012e209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164861"/>
    </style:style>
    <style:style style:name="T57" style:family="text">
      <style:text-properties officeooo:rsid="00174db8"/>
    </style:style>
    <style:style style:name="T58" style:family="text">
      <style:text-properties officeooo:rsid="0018e83e"/>
    </style:style>
    <style:style style:name="T59" style:family="text">
      <style:text-properties officeooo:rsid="001cff00"/>
    </style:style>
    <style:style style:name="T60" style:family="text">
      <style:text-properties officeooo:rsid="001eacee"/>
    </style:style>
    <style:style style:name="T61" style:family="text">
      <style:text-properties style:font-name="Liberation Serif" fo:font-size="9.75pt" fo:padding="0cm" fo:border="none"/>
    </style:style>
    <style:style style:name="T62" style:family="text">
      <style:text-properties style:font-name="Liberation Serif" fo:font-size="9.75pt" fo:font-weight="bold" style:font-weight-asian="bold" style:font-weight-complex="bold" fo:padding="0cm" fo:border="none"/>
    </style:style>
    <style:style style:name="T63" style:family="text">
      <style:text-properties fo:font-size="9.75pt" fo:padding="0cm" fo:border="none"/>
    </style:style>
    <style:style style:name="T64" style:family="text">
      <style:text-properties fo:color="#ff3300" style:font-name="Liberation Serif" fo:font-size="9.75pt" fo:font-weight="bold" style:font-weight-asian="bold" style:font-weight-complex="bold" fo:padding="0cm" fo:border="none"/>
    </style:style>
    <style:style style:name="T65" style:family="text">
      <style:text-properties fo:color="#ff3300" style:font-name="Liberation Serif" fo:font-size="9.75pt" fo:padding="0cm" fo:border="none"/>
    </style:style>
    <style:style style:name="T66" style:family="text">
      <style:text-properties officeooo:rsid="0023fb52"/>
    </style:style>
    <style:style style:name="T67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angular/angularfire2/blob/master/docs/3-retrieving-data-as-lists.md"><text:span text:style-name="T67">https://github.com/angular/angularfire2/blob/master/docs/3-retrieving-data-as-lists.md</text:span></text:a></text:p>
      <text:p text:style-name="P1"/>
      <text:h text:style-name="P18" text:outline-level="1">3. Recuperación de datos como listas</text:h>
      <text:p text:style-name="P2"/>
      <text:p text:style-name="P17"><text:span text:style-name="T8">AngularFire2 sincroniza los datos como listas utilizando </text:span><text:span text:style-name="T9">el </text:span><text:span text:style-name="T8"> </text:span><text:span text:style-name="Source_20_Text"><text:span text:style-name="T10">FirebaseListObservable</text:span></text:span><text:span text:style-name="T8">. El </text:span><text:span text:style-name="Source_20_Text"><text:span text:style-name="T10">FirebaseListObservable </text:span></text:span><text:span text:style-name="T8">no se crea por sí mismo, sino a través del servicio </text:span><text:span text:style-name="Source_20_Text"><text:span text:style-name="T10">AngularFireDatabase</text:span></text:span><text:span text:style-name="T8">. La siguiente guía muestra cómo recuperar, guardar y </text:span><text:span text:style-name="T9">remover</text:span><text:span text:style-name="T8"> datos como listas.</text:span></text:p>
      <text:h text:style-name="P13" text:outline-level="2">Inyección del servicio AngularFireDatabase</text:h>
      <text:p text:style-name="P3"><text:span text:style-name="Strong_20_Emphasis"><text:span text:style-name="T11">Asegúrese de haber iniciado su aplicación para AngularFire2. Consulte la Guía de instalación para la configuración de arranque.</text:span></text:span></text:p>
      <text:p text:style-name="P7"><text:span text:style-name="T14">AngularFireDatabase es un servicio que se puede inyectar a través del constructor de su componente o </text:span><text:span text:style-name="T15">con el servicio Angular </text:span><text:span text:style-name="Source_20_Text"><text:span text:style-name="T27">@Injectable()</text:span></text:span><text:span text:style-name="T14"> . En el paso anterior, modificamos el </text:span><text:span text:style-name="Source_20_Text"><text:span text:style-name="T30">/src/app/app.component.ts </text:span></text:span><text:span text:style-name="T14">para recuperar datos como objeto. En este paso, comencemos con una pizarra limpia.</text:span></text:p>
      <text:p text:style-name="P6"><text:span text:style-name="T14">Reemplace el </text:span><text:span text:style-name="Source_20_Text"><text:span text:style-name="T30">/src/app/app.component.ts</text:span></text:span><text:span text:style-name="Source_20_Text"><text:span text:style-name="T27"> </text:span></text:span><text:span text:style-name="Source_20_Text"><text:span text:style-name="T28">del </text:span></text:span><text:span text:style-name="T14">paso anterior para que </text:span><text:span text:style-name="T16">a</text:span><text:span text:style-name="T14">parezca a continuación.</text:span></text:p>
      <text:p text:style-name="P10"><text:span text:style-name="T42">import</text:span><text:span text:style-name="T26"> { Component } </text:span><text:span text:style-name="T42">from</text:span><text:span text:style-name="T26"> </text:span><text:span text:style-name="T43">'@angular/core'</text:span><text:span text:style-name="T26">;</text:span></text:p>
      <text:p text:style-name="P19"><text:span text:style-name="T45">import</text:span> { AngularFireDatabase } <text:span text:style-name="T45">from</text:span> <text:span text:style-name="T47">'angularfire2/database'</text:span>;</text:p>
      <text:p text:style-name="P23"/>
      <text:p text:style-name="P19">@<text:span text:style-name="T49">Component</text:span>({</text:p>
      <text:p text:style-name="P20"><text:s text:c="2"/><text:span text:style-name="T1">selector: </text:span><text:span text:style-name="T48">'app-root'</text:span><text:span text:style-name="T1">,</text:span></text:p>
      <text:p text:style-name="P20"><text:s text:c="2"/><text:span text:style-name="T1">templateUrl: </text:span><text:span text:style-name="T48">'app.component.html'</text:span><text:span text:style-name="T1">,</text:span></text:p>
      <text:p text:style-name="P20"><text:s text:c="2"/><text:span text:style-name="T1">styleUrls: [</text:span><text:span text:style-name="T48">'app.component.css'</text:span><text:span text:style-name="T1">]</text:span></text:p>
      <text:p text:style-name="P19">})</text:p>
      <text:p text:style-name="P19"><text:span text:style-name="T45">export</text:span> <text:span text:style-name="T45">class</text:span> <text:span text:style-name="T49">AppComponent</text:span> {</text:p>
      <text:p text:style-name="P20"><text:s text:c="2"/><text:span text:style-name="T46">constructor</text:span><text:span text:style-name="T1">(</text:span><text:span text:style-name="T51">db</text:span><text:span text:style-name="T46">:</text:span><text:span text:style-name="T1"> </text:span><text:span text:style-name="T50">AngularFireDatabase</text:span><text:span text:style-name="T1">) {</text:span></text:p>
      <text:p text:style-name="P20"><text:s text:c="4"/></text:p>
      <text:p text:style-name="P20"><text:s text:c="2"/><text:span text:style-name="T1">}</text:span></text:p>
      <text:p text:style-name="P19">}</text:p>
      <text:p text:style-name="P6">En esta sección, vamos a modificar los <text:span text:style-name="Source_20_Text"><text:span text:style-name="T2">/src/app/app.component.ts</text:span></text:span>  para recuperar datos como lista, pero antes de eso vamos a buscar <text:span text:style-name="T54">la </text:span>forma de cómo vincular a una lista.</text:p>
      <text:h text:style-name="P14" text:outline-level="2"><text:soft-page-break/><text:span text:style-name="T22">Crear una vinculación de lista</text:span><text:span text:style-name="T23">(list binding)</text:span></text:h>
      <text:p text:style-name="P16">Los datos se recuperan a través del servicio <text:span text:style-name="Source_20_Text"><text:span text:style-name="T2">AngularFireDatabase</text:span></text:span>.</text:p>
      <text:p text:style-name="P4">Hay tres formas de crear una vinculación de lista:</text:p>
      <text:list xml:id="list248815520051886125" text:style-name="L1">
        <text:list-item>
          <text:p text:style-name="P32">URL relativa</text:p>
        </text:list-item>
        <text:list-item>
          <text:p text:style-name="P32">URL absoluta</text:p>
        </text:list-item>
        <text:list-item>
          <text:p text:style-name="P32"><text:span text:style-name="T54">Query(</text:span>Consulta<text:span text:style-name="T54">)</text:span></text:p>
        </text:list-item>
      </text:list>
      <text:p text:style-name="P9">// relative URL, uses the database url provided in bootstrap</text:p>
      <text:p text:style-name="P19"><text:span text:style-name="T45">const</text:span> relative <text:span text:style-name="T45">=</text:span> db.<text:span text:style-name="T49">list</text:span>(<text:span text:style-name="T47">'/items'</text:span>);</text:p>
      <text:p text:style-name="P21">// absolute URL</text:p>
      <text:p text:style-name="P19"><text:span text:style-name="T45">const</text:span> absolute <text:span text:style-name="T45">=</text:span> db.<text:span text:style-name="T49">list</text:span>(<text:span text:style-name="T47">'https://&lt;your-app&gt;.firebaseio.com/items'</text:span>);</text:p>
      <text:p text:style-name="P21">// query </text:p>
      <text:p text:style-name="P19"><text:span text:style-name="T45">const</text:span> queryList <text:span text:style-name="T45">=</text:span> db.<text:span text:style-name="T49">list</text:span>(<text:span text:style-name="T47">'/items'</text:span>, {</text:p>
      <text:p text:style-name="P20"><text:s text:c="2"/><text:span text:style-name="T1">query: {</text:span></text:p>
      <text:p text:style-name="P20"><text:s text:c="4"/><text:span text:style-name="T1">limitToLast: </text:span><text:span text:style-name="T53">10</text:span><text:span text:style-name="T1">,</text:span></text:p>
      <text:p text:style-name="P20"><text:s text:c="4"/><text:span text:style-name="T1">orderByKey: </text:span><text:span text:style-name="T53">true</text:span></text:p>
      <text:p text:style-name="P20"><text:s text:c="2"/><text:span text:style-name="T1">}</text:span></text:p>
      <text:p text:style-name="P19">});</text:p>
      <text:h text:style-name="P29" text:outline-level="3"/>
      <text:h text:style-name="P29" text:outline-level="3"><text:span text:style-name="T22">Recuperar datos</text:span><text:span text:style-name="T24">(Retrieve data)</text:span></text:h>
      <text:p text:style-name="P35"><text:span text:style-name="T14">Para obtener la lista en tiempo real, cree una vinculación de lista como una propiedad de su componente o servicio. A continuación, en su plantilla, puede utilizar el </text:span><text:span text:style-name="T13">pipe</text:span><text:span text:style-name="T12"> </text:span><text:span text:style-name="Source_20_Text"><text:span text:style-name="T30">async</text:span></text:span><text:span text:style-name="T14"> para desenrollar el enlace.</text:span></text:p>
      <text:p text:style-name="P35"><text:span text:style-name="T14">Actualizar </text:span><text:span text:style-name="Source_20_Text"><text:span text:style-name="T27">/src/app/app.component.ts </text:span></text:span><text:span text:style-name="T14">para importar </text:span><text:span text:style-name="Source_20_Text"><text:span text:style-name="T27">FirebaseListObservable </text:span></text:span><text:span text:style-name="T14">desde angularfire2 e iterar a través de la lista una vez que se recuperan los datos. Observe también el cambio en el atributo </text:span><text:span text:style-name="Source_20_Text"><text:span text:style-name="T27">templateUrl </text:span></text:span><text:span text:style-name="T14">en </text:span><text:span text:style-name="T17">la </text:span><text:span text:style-name="T14">línea </text:span><text:span text:style-name="T17">por </text:span><text:span text:style-name="Source_20_Text"><text:span text:style-name="T27">template</text:span></text:span><text:span text:style-name="T14">.</text:span></text:p>
      <text:p text:style-name="P8"/>
      <text:p text:style-name="P8"><text:span text:style-name="T45">import</text:span> { Component } <text:span text:style-name="T45">from</text:span> <text:span text:style-name="T47">'@angular/core'</text:span>;</text:p>
      <text:p text:style-name="P19"><text:span text:style-name="T45">import</text:span> { AngularFireDatabase, FirebaseListObservable } <text:span text:style-name="T45">from</text:span> <text:span text:style-name="T47">'angularfire2/database'</text:span>;</text:p>
      <text:p text:style-name="P23"/>
      <text:p text:style-name="P19">@<text:span text:style-name="T49">Component</text:span>({</text:p>
      <text:p text:style-name="P20"><text:s text:c="2"/><text:span text:style-name="T1">selector: </text:span><text:span text:style-name="T48">'app-root'</text:span><text:span text:style-name="T1">,</text:span></text:p>
      <text:p text:style-name="P20"><text:s text:c="2"/><text:span text:style-name="T1">template: </text:span><text:span text:style-name="T48">`</text:span></text:p>
      <text:p text:style-name="P22"><text:s text:c="2"/><text:span text:style-name="T1">&lt;ul&gt;</text:span></text:p>
      <text:p text:style-name="P22"><text:s text:c="4"/><text:span text:style-name="T1">&lt;li *ngFor="let item of items | async"&gt;</text:span></text:p>
      <text:p text:style-name="P22"><text:s text:c="7"/><text:span text:style-name="T1">{{ item | json }}</text:span></text:p>
      <text:p text:style-name="P22"><text:soft-page-break/><text:s text:c="4"/><text:span text:style-name="T1">&lt;/li&gt;</text:span></text:p>
      <text:p text:style-name="P22"><text:s text:c="2"/><text:span text:style-name="T1">&lt;/ul&gt;</text:span></text:p>
      <text:p text:style-name="P20"><text:span text:style-name="T47"><text:s text:c="2"/></text:span><text:span text:style-name="T48">`</text:span><text:span text:style-name="T1">,</text:span></text:p>
      <text:p text:style-name="P19">})</text:p>
      <text:p text:style-name="P19"><text:span text:style-name="T45">export</text:span> <text:span text:style-name="T45">class</text:span> <text:span text:style-name="T49">AppComponent</text:span> {</text:p>
      <text:p text:style-name="P20"><text:s text:c="2"/><text:span text:style-name="T1">items</text:span><text:span text:style-name="T46">:</text:span><text:span text:style-name="T1"> </text:span><text:span text:style-name="T50">FirebaseListObservable</text:span><text:span text:style-name="T1">&lt;</text:span><text:span text:style-name="T53">any</text:span><text:span text:style-name="T1">&gt;;</text:span></text:p>
      <text:p text:style-name="P20"><text:s text:c="2"/><text:span text:style-name="T46">constructor</text:span><text:span text:style-name="T1">(</text:span><text:span text:style-name="T51">db</text:span><text:span text:style-name="T46">:</text:span><text:span text:style-name="T1"> </text:span><text:span text:style-name="T50">AngularFireDatabase</text:span><text:span text:style-name="T1">) {</text:span></text:p>
      <text:p text:style-name="P20"><text:s text:c="4"/><text:span text:style-name="T53">this</text:span><text:span text:style-name="T1">.items </text:span><text:span text:style-name="T46">=</text:span><text:span text:style-name="T1"> db.</text:span><text:span text:style-name="T50">list</text:span><text:span text:style-name="T1">(</text:span><text:span text:style-name="T48">'/items'</text:span><text:span text:style-name="T1">);</text:span></text:p>
      <text:p text:style-name="P20"><text:s text:c="2"/><text:span text:style-name="T1">}</text:span></text:p>
      <text:p text:style-name="P19">}</text:p>
      <text:h text:style-name="P13" text:outline-level="2">Guardar datos</text:h>
      <text:h text:style-name="P28" text:outline-level="3"><text:span text:style-name="T22">Resumen de la API</text:span></text:h>
      <text:p text:style-name="P6"><text:span text:style-name="T14">La tabla a continuación destaca algunos de los métodos más comunes en </text:span><text:span text:style-name="T18">el</text:span><text:span text:style-name="T14"> </text:span><text:span text:style-name="Source_20_Text"><text:span text:style-name="T30">FirebaseListObservable</text:span></text:span><text:span text:style-name="T12">.</text:span></text:p>
      <text:p text:style-name="P33"/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24">method</text:p>
            </table:table-cell>
            <table:table-cell table:style-name="Tabla1.A1" office:value-type="string">
              <text:p text:style-name="P25"/>
            </table:table-cell>
          </table:table-row>
        </table:table-header-rows>
        <table:table-row table:style-name="Tabla1.1">
          <table:table-cell table:style-name="Tabla1.A1" office:value-type="string">
            <text:p text:style-name="P12"><text:span text:style-name="Source_20_Text"><text:span text:style-name="T2">push(value: any)</text:span></text:span></text:p>
          </table:table-cell>
          <table:table-cell table:style-name="Tabla1.A1" office:value-type="string">
            <text:p text:style-name="P26"><text:span text:style-name="T14">Crea un </text:span><text:span text:style-name="T12">nuevo</text:span><text:span text:style-name="T14"> registro en la lista, utilizando los push-id de la base de datos en tiempo real.</text:span></text:p>
          </table:table-cell>
        </table:table-row>
        <table:table-row table:style-name="Tabla1.3">
          <table:table-cell table:style-name="Tabla1.A1" office:value-type="string">
            <text:p text:style-name="P12"><text:span text:style-name="Source_20_Text"><text:span text:style-name="T2">update(keyRefOrSnap: string)</text:span></text:span></text:p>
          </table:table-cell>
          <table:table-cell table:style-name="Tabla1.A1" office:value-type="string">
            <text:p text:style-name="Table_20_Contents">Firebase</text:p>
          </table:table-cell>
        </table:table-row>
        <table:table-row table:style-name="Tabla1.1">
          <table:table-cell table:style-name="Tabla1.A1" office:value-type="string">
            <text:p text:style-name="P12"><text:span text:style-name="Source_20_Text"><text:span text:style-name="T2">remove(key: string?)</text:span></text:span></text:p>
          </table:table-cell>
          <table:table-cell table:style-name="Tabla1.A1" office:value-type="string">
            <text:p text:style-name="P26"><text:span text:style-name="T14">Elimina el elemento por </text:span><text:span text:style-name="T18">key</text:span><text:span text:style-name="T14">. Si no se proporciona ningún parámetro, se eliminará toda la lista.</text:span></text:p>
          </table:table-cell>
        </table:table-row>
      </table:table>
      <text:h text:style-name="P13" text:outline-level="2"><text:span text:style-name="T56">Retornando </text:span>promises</text:h>
      <text:p text:style-name="P42"><text:span text:style-name="T4">Cada método de operación de datos en la tabla anterior </text:span><text:span text:style-name="T6">retorna</text:span><text:span text:style-name="T4"> una promesa. Sin embargo, rara vez necesitarás usar la promesa de completar para indicar el éxito, porque la base de datos en tiempo real mantiene la lista sincronizada.</text:span></text:p>
      <text:p text:style-name="P41">La promesa puede ser útil para encadenar múltiples operaciones, capturando posibles errores de<text:span text:style-name="T57">sde</text:span> las denegaciones de reglas de seguridad o para <text:span text:style-name="T57">debugear</text:span>.</text:p>
      <text:p text:style-name="P8"><text:span text:style-name="T45">const</text:span> promise <text:span text:style-name="T45">=</text:span> db.<text:span text:style-name="T49">list</text:span>(<text:span text:style-name="T47">'/items'</text:span>).<text:span text:style-name="T52">remove</text:span>();</text:p>
      <text:p text:style-name="P19">promise</text:p>
      <text:p text:style-name="P20"><text:s text:c="2"/><text:span text:style-name="T1">.</text:span><text:span text:style-name="T50">then</text:span><text:span text:style-name="T1">(</text:span><text:span text:style-name="T51">_</text:span><text:span text:style-name="T1"> </text:span><text:span text:style-name="T46">=&gt;</text:span><text:span text:style-name="T1"> </text:span><text:span text:style-name="T53">console</text:span><text:span text:style-name="T1">.</text:span><text:span text:style-name="T53">log</text:span><text:span text:style-name="T1">(</text:span><text:span text:style-name="T48">'success'</text:span><text:span text:style-name="T1">))</text:span></text:p>
      <text:p text:style-name="P20"><text:s text:c="2"/><text:span text:style-name="T1">.</text:span><text:span text:style-name="T50">catch</text:span><text:span text:style-name="T1">(</text:span><text:span text:style-name="T51">err</text:span><text:span text:style-name="T1"> </text:span><text:span text:style-name="T46">=&gt;</text:span><text:span text:style-name="T1"> </text:span><text:span text:style-name="T53">console</text:span><text:span text:style-name="T1">.</text:span><text:span text:style-name="T53">log</text:span><text:span text:style-name="T1">(err, </text:span><text:span text:style-name="T48">'You do not have access!'</text:span><text:span text:style-name="T1">));</text:span></text:p>
      <text:h text:style-name="P27" text:outline-level="3"><text:soft-page-break/>Agregar nuevos elementos<text:span text:style-name="T58">(items)</text:span></text:h>
      <text:p text:style-name="P44"><text:span text:style-name="T5">Utilice el método </text:span><text:span text:style-name="Source_20_Text"><text:span text:style-name="T3">push() </text:span></text:span><text:span text:style-name="T5">para agregar nuevos elementos en la lista.</text:span></text:p>
      <text:p text:style-name="P10"><text:span text:style-name="T42">const</text:span><text:span text:style-name="T26"> items </text:span><text:span text:style-name="T42">=</text:span><text:span text:style-name="T26"> db.</text:span><text:span text:style-name="T44">list</text:span><text:span text:style-name="T26">(</text:span><text:span text:style-name="T43">'/items'</text:span><text:span text:style-name="T26">);</text:span></text:p>
      <text:p text:style-name="P19">items.<text:span text:style-name="T52">push</text:span>({ name: newName });</text:p>
      <text:h text:style-name="P11" text:outline-level="3"><text:span text:style-name="T25">Remplazar </text:span><text:span text:style-name="T22">elementos de la lista mediante </text:span><text:span text:style-name="Source_20_Text"><text:span text:style-name="T31">set</text:span></text:span></text:h>
      <text:p text:style-name="P5"><text:span text:style-name="Source_20_Text"><text:span text:style-name="T31"/></text:span></text:p>
      <text:p text:style-name="P37"><text:span text:style-name="T14">Utilice el método </text:span><text:span text:style-name="Source_20_Text"><text:span text:style-name="T27">set() </text:span></text:span><text:span text:style-name="T14">para actualizar elementos existentes.</text:span></text:p>
      <text:p text:style-name="P8"><text:span text:style-name="T45">const</text:span> items <text:span text:style-name="T45">=</text:span> db.<text:span text:style-name="T49">list</text:span>(<text:span text:style-name="T47">'/items'</text:span>);</text:p>
      <text:p text:style-name="P21">// to get a key, check the Example app below</text:p>
      <text:p text:style-name="P19">items.<text:span text:style-name="T52">set</text:span>(<text:span text:style-name="T47">'key-of-some-data'</text:span>, { size: newSize });</text:p>
      <text:p text:style-name="P41">Reemplaza el valor actual en la base de datos con el nuevo valor especificado como parámetro. Esto se llama una <text:span text:style-name="T55">actualización destructiva</text:span>, ya que elimina todo lo que está actualmente en su lugar y guarda el nuevo valor.</text:p>
      <text:h text:style-name="P11" text:outline-level="3"><text:span text:style-name="T22">Actualización de elementos de la lista mediante </text:span><text:span text:style-name="Source_20_Text"><text:span text:style-name="T31">update</text:span></text:span></text:h>
      <text:p text:style-name="P5"><text:span text:style-name="Source_20_Text"><text:span text:style-name="T31"/></text:span></text:p>
      <text:p text:style-name="P38"><text:span text:style-name="T14">Utilice el método </text:span><text:span text:style-name="Source_20_Text"><text:span text:style-name="T27">update() </text:span></text:span><text:span text:style-name="T14">para actualizar elementos existentes.</text:span></text:p>
      <text:p text:style-name="P8"><text:span text:style-name="T45">const</text:span> items <text:span text:style-name="T45">=</text:span> db.<text:span text:style-name="T49">list</text:span>(<text:span text:style-name="T47">'/items'</text:span>);</text:p>
      <text:p text:style-name="P21">// to get a key, check the Example app below</text:p>
      <text:p text:style-name="P19">items.<text:span text:style-name="T49">update</text:span>(<text:span text:style-name="T47">'key-of-some-data'</text:span>, { size: newSize });</text:p>
      <text:p text:style-name="P41">Tenga en cuenta que esto actualiza el valor actual <text:span text:style-name="T59">de la </text:span>base de datos con el nuevo valor especificado como parámetro. Esto se denomina actualización <text:span text:style-name="T55">no destructiva</text:span>, porque sólo actualiza los valores especificados.</text:p>
      <text:h text:style-name="P15" text:outline-level="3">Eliminación de elementos de la lista</text:h>
      <text:p text:style-name="P45"><text:span text:style-name="T5">Utilice el método </text:span><text:span text:style-name="Source_20_Text"><text:span text:style-name="T3">remove() </text:span></text:span><text:span text:style-name="T5">para eliminar datos en la ubicación del elemento de lista.</text:span></text:p>
      <text:p text:style-name="P10"><text:span text:style-name="T42">const</text:span><text:span text:style-name="T26"> items </text:span><text:span text:style-name="T42">=</text:span><text:span text:style-name="T26"> db.</text:span><text:span text:style-name="T44">list</text:span><text:span text:style-name="T26">(</text:span><text:span text:style-name="T43">'/items'</text:span><text:span text:style-name="T26">);</text:span></text:p>
      <text:p text:style-name="P21">// to get a key, check the Example app below</text:p>
      <text:p text:style-name="P19">items.<text:span text:style-name="T52">remove</text:span>(<text:span text:style-name="T47">'key-of-some-data'</text:span>);</text:p>
      <text:h text:style-name="P13" text:outline-level="2"><text:soft-page-break/>Eliminar la lista completa</text:h>
      <text:p text:style-name="P39"><text:span text:style-name="T14">Si omite el parámetro</text:span><text:span text:style-name="Source_20_Text"><text:span text:style-name="T27">key </text:span></text:span><text:span text:style-name="Source_20_Text"><text:span text:style-name="T29">desde</text:span></text:span><text:span text:style-name="T14"> </text:span><text:span text:style-name="Source_20_Text"><text:span text:style-name="T27">.remove()</text:span></text:span><text:span text:style-name="T14">, elimina toda la lista.</text:span></text:p>
      <text:p text:style-name="P33"/>
      <text:p text:style-name="P8"><text:span text:style-name="T45">const</text:span> items <text:span text:style-name="T45">=</text:span> db.<text:span text:style-name="T49">list</text:span>(<text:span text:style-name="T47">'/items'</text:span>);</text:p>
      <text:p text:style-name="P19">items.<text:span text:style-name="T52">remove</text:span>();</text:p>
      <text:p text:style-name="P3"><text:span text:style-name="Strong_20_Emphasis"><text:span text:style-name="T11">Ejemplo de aplicación</text:span></text:span></text:p>
      <text:p text:style-name="P8"><text:span text:style-name="T45">import</text:span> { Component } <text:span text:style-name="T45">from</text:span> <text:span text:style-name="T47">'@angular/core'</text:span>;</text:p>
      <text:p text:style-name="P19"><text:span text:style-name="T45">import</text:span> { AngularFireDatabase, FirebaseListObservable, FirebaseObjectObservable } <text:span text:style-name="T45">from</text:span> <text:span text:style-name="T47">'angularfire2/database'</text:span>;</text:p>
      <text:p text:style-name="P23"/>
      <text:p text:style-name="P19">@<text:span text:style-name="T49">Component</text:span>({</text:p>
      <text:p text:style-name="P20"><text:s text:c="2"/><text:span text:style-name="T1">selector: </text:span><text:span text:style-name="T48">'app-root'</text:span><text:span text:style-name="T1">,</text:span></text:p>
      <text:p text:style-name="P20"><text:s text:c="2"/><text:span text:style-name="T1">template: </text:span><text:span text:style-name="T48">`</text:span></text:p>
      <text:p text:style-name="P22"><text:s text:c="2"/><text:span text:style-name="T1">&lt;ul&gt;</text:span></text:p>
      <text:p text:style-name="P22"><text:s text:c="4"/><text:span text:style-name="T1">&lt;li *ngFor="let item of items | async"&gt;</text:span></text:p>
      <text:p text:style-name="P22"><text:s text:c="6"/><text:span text:style-name="T1">&lt;input type="text" #updatetext [value]="item.text" /&gt;</text:span></text:p>
      <text:p text:style-name="P22"><text:s text:c="6"/><text:span text:style-name="T1">&lt;button (click)="updateItem(item.$key, updatetext.value)"&gt;Update&lt;/button&gt;</text:span></text:p>
      <text:p text:style-name="P22"><text:s text:c="6"/><text:span text:style-name="T1">&lt;button (click)="deleteItem(item.$key)"&gt;Delete&lt;/button&gt;</text:span></text:p>
      <text:p text:style-name="P22"><text:s text:c="4"/><text:span text:style-name="T1">&lt;/li&gt;</text:span></text:p>
      <text:p text:style-name="P22"><text:s text:c="2"/><text:span text:style-name="T1">&lt;/ul&gt;</text:span></text:p>
      <text:p text:style-name="P22"><text:s text:c="2"/><text:span text:style-name="T1">&lt;input type="text" #newitem /&gt;</text:span></text:p>
      <text:p text:style-name="P22"><text:s text:c="2"/><text:span text:style-name="T1">&lt;button (click)="addItem(newitem.value)"&gt;Add&lt;/button&gt;</text:span></text:p>
      <text:p text:style-name="P22"><text:s text:c="2"/><text:span text:style-name="T1">&lt;button (click)="deleteEverything()"&gt;Delete All&lt;/button&gt;</text:span></text:p>
      <text:p text:style-name="P20"><text:span text:style-name="T47"><text:s text:c="2"/></text:span><text:span text:style-name="T48">`</text:span><text:span text:style-name="T1">,</text:span></text:p>
      <text:p text:style-name="P19">})</text:p>
      <text:p text:style-name="P19"><text:span text:style-name="T45">export</text:span> <text:span text:style-name="T45">class</text:span> <text:span text:style-name="T49">AppComponent</text:span> {</text:p>
      <text:p text:style-name="P20"><text:s text:c="2"/><text:span text:style-name="T1">items</text:span><text:span text:style-name="T46">:</text:span><text:span text:style-name="T1"> </text:span><text:span text:style-name="T50">FirebaseListObservable</text:span><text:span text:style-name="T1">&lt;</text:span><text:span text:style-name="T53">any</text:span><text:span text:style-name="T1">&gt;;</text:span></text:p>
      <text:p text:style-name="P20"><text:s text:c="2"/><text:span text:style-name="T46">constructor</text:span><text:span text:style-name="T1">(</text:span><text:span text:style-name="T51">db</text:span><text:span text:style-name="T46">:</text:span><text:span text:style-name="T1"> </text:span><text:span text:style-name="T50">AngularFireDatabase</text:span><text:span text:style-name="T1">) {</text:span></text:p>
      <text:p text:style-name="P20"><text:s text:c="4"/><text:span text:style-name="T53">this</text:span><text:span text:style-name="T1">.items </text:span><text:span text:style-name="T46">=</text:span><text:span text:style-name="T1"> db.</text:span><text:span text:style-name="T50">list</text:span><text:span text:style-name="T1">(</text:span><text:span text:style-name="T48">'/messages'</text:span><text:span text:style-name="T1">);</text:span></text:p>
      <text:p text:style-name="P20"><text:s text:c="2"/><text:span text:style-name="T1">}</text:span></text:p>
      <text:p text:style-name="P20"><text:s text:c="2"/><text:span text:style-name="T1">addItem(</text:span><text:span text:style-name="T51">newName</text:span><text:span text:style-name="T46">:</text:span><text:span text:style-name="T1"> </text:span><text:span text:style-name="T53">string</text:span><text:span text:style-name="T1">) {</text:span></text:p>
      <text:p text:style-name="P20"><text:s text:c="4"/><text:span text:style-name="T53">this</text:span><text:span text:style-name="T1">.items.</text:span><text:span text:style-name="T53">push</text:span><text:span text:style-name="T1">({ text: newName });</text:span></text:p>
      <text:p text:style-name="P20"><text:s text:c="2"/><text:span text:style-name="T1">}</text:span></text:p>
      <text:p text:style-name="P20"><text:s text:c="2"/><text:span text:style-name="T1">updateItem(</text:span><text:span text:style-name="T51">key</text:span><text:span text:style-name="T46">:</text:span><text:span text:style-name="T1"> </text:span><text:span text:style-name="T53">string</text:span><text:span text:style-name="T1">, </text:span><text:span text:style-name="T51">newText</text:span><text:span text:style-name="T46">:</text:span><text:span text:style-name="T1"> </text:span><text:span text:style-name="T53">string</text:span><text:span text:style-name="T1">) {</text:span></text:p>
      <text:p text:style-name="P20"><text:s text:c="4"/><text:span text:style-name="T53">this</text:span><text:span text:style-name="T1">.items.</text:span><text:span text:style-name="T50">update</text:span><text:span text:style-name="T1">(key, { text: newText });</text:span></text:p>
      <text:p text:style-name="P20"><text:s text:c="2"/><text:span text:style-name="T1">}</text:span></text:p>
      <text:p text:style-name="P20"><text:s text:c="2"/><text:span text:style-name="T1">deleteItem(</text:span><text:span text:style-name="T51">key</text:span><text:span text:style-name="T46">:</text:span><text:span text:style-name="T1"> </text:span><text:span text:style-name="T53">string</text:span><text:span text:style-name="T1">) { <text:s text:c="3"/></text:span></text:p>
      <text:p text:style-name="P20"><text:soft-page-break/><text:s text:c="4"/><text:span text:style-name="T53">this</text:span><text:span text:style-name="T1">.items.</text:span><text:span text:style-name="T53">remove</text:span><text:span text:style-name="T1">(key); </text:span></text:p>
      <text:p text:style-name="P20"><text:s text:c="2"/><text:span text:style-name="T1">}</text:span></text:p>
      <text:p text:style-name="P20"><text:s text:c="2"/><text:span text:style-name="T1">deleteEverything() {</text:span></text:p>
      <text:p text:style-name="P20"><text:s text:c="4"/><text:span text:style-name="T53">this</text:span><text:span text:style-name="T1">.items.</text:span><text:span text:style-name="T53">remove</text:span><text:span text:style-name="T1">();</text:span></text:p>
      <text:p text:style-name="P20"><text:s text:c="2"/><text:span text:style-name="T1">}</text:span></text:p>
      <text:p text:style-name="P19">}</text:p>
      <text:h text:style-name="P49" text:outline-level="2">Meta-fields en el objeto</text:h>
      <text:p text:style-name="P43"><text:span text:style-name="T4">Los datos recuperados de</text:span><text:span text:style-name="T7">sde</text:span><text:span text:style-name="T4"> la vinculación de objeto contienen propiedades especiales recuperadas de la unwrapped Firebase DataSnapshot.</text:span></text:p>
      <table:table table:name="Tabla2" table:style-name="Tabla2">
        <table:table-column table:style-name="Tabla2.A"/>
        <table:table-column table:style-name="Tabla2.B"/>
        <table:table-header-rows>
          <table:table-row table:style-name="Tabla2.1">
            <table:table-cell table:style-name="Tabla2.A1" office:value-type="string">
              <text:p text:style-name="P30">property</text:p>
            </table:table-cell>
            <table:table-cell table:style-name="Tabla2.A1" office:value-type="string">
              <text:p text:style-name="P30"/>
            </table:table-cell>
          </table:table-row>
        </table:table-header-rows>
        <table:table-row table:style-name="Tabla2.1">
          <table:table-cell table:style-name="Tabla2.A1" office:value-type="string">
            <text:p text:style-name="P31"><text:span text:style-name="Source_20_Text"><text:span text:style-name="T64">$key</text:span></text:span></text:p>
          </table:table-cell>
          <table:table-cell table:style-name="Tabla2.A1" office:value-type="string">
            <text:p text:style-name="P31"><text:span text:style-name="T36">La </text:span><text:span text:style-name="T37">key</text:span><text:span text:style-name="T36"> para cada registro. Esto es equivalente a</text:span><text:span text:style-name="T37">l path </text:span><text:span text:style-name="T36">de cada registro en nuestra base de datos como sería </text:span><text:span text:style-name="T37">retornada </text:span><text:span text:style-name="T36">por </text:span><text:span text:style-name="Source_20_Text"><text:span text:style-name="T39">ref.key()</text:span></text:span><text:span text:style-name="T36">.</text:span></text:p>
          </table:table-cell>
        </table:table-row>
        <table:table-row table:style-name="Tabla2.3">
          <table:table-cell table:style-name="Tabla2.A1" office:value-type="string">
            <text:p text:style-name="P31"><text:span text:style-name="Source_20_Text"><text:span text:style-name="T64">$value</text:span></text:span></text:p>
          </table:table-cell>
          <table:table-cell table:style-name="Tabla2.A1" office:value-type="string">
            <text:p text:style-name="P31"><text:span text:style-name="T36">Si los datos para este nodo </text:span><text:span text:style-name="T38">hijo </text:span><text:span text:style-name="T36">son primitivos (number, string, o boolean), <text:s/>e</text:span><text:span text:style-name="T38">ntonces e</text:span><text:span text:style-name="T36">l </text:span><text:span text:style-name="T38">mismo</text:span><text:span text:style-name="T36"> registro seguirá siendo un objeto. El valor primitivo se almacenará en </text:span><text:span text:style-name="Source_20_Text"><text:span text:style-name="T39">$value </text:span></text:span><text:span text:style-name="T36">y se puede cambiar y guardar como cualquier otro campo.</text:span></text:p>
          </table:table-cell>
        </table:table-row>
      </table:table>
      <text:h text:style-name="P50" text:outline-level="2">Recuperación de la instantánea<text:span text:style-name="T66">(snapshot)</text:span></text:h>
      <text:p text:style-name="P36"><text:span text:style-name="T14">AngularFire2 desenrolla Firebase DataSnapshot </text:span><text:span text:style-name="T21">por defecto</text:span><text:span text:style-name="T14">, pero puede obtener los datos como la instantánea original especificando la opción </text:span><text:span text:style-name="Source_20_Text"><text:span text:style-name="T27">preserveSnapshot</text:span></text:span><text:span text:style-name="T14">.</text:span></text:p>
      <text:p text:style-name="P33"/>
      <text:p text:style-name="P8"><text:span text:style-name="T52">this</text:span>.items <text:span text:style-name="T45">=</text:span> db.<text:span text:style-name="T49">list</text:span>(<text:span text:style-name="T47">'/items'</text:span>, { preserveSnapshot: <text:span text:style-name="T52">true</text:span> });</text:p>
      <text:p text:style-name="P19"><text:span text:style-name="T52">this</text:span>.items</text:p>
      <text:p text:style-name="P20"><text:s text:c="2"/><text:span text:style-name="T1">.</text:span><text:span text:style-name="T50">subscribe</text:span><text:span text:style-name="T1">(</text:span><text:span text:style-name="T51">snapshots</text:span><text:span text:style-name="T1"> </text:span><text:span text:style-name="T46">=&gt;</text:span><text:span text:style-name="T1"> {</text:span></text:p>
      <text:p text:style-name="P20"><text:s text:c="4"/><text:span text:style-name="T1">snapshots.</text:span><text:span text:style-name="T53">forEach</text:span><text:span text:style-name="T1">(</text:span><text:span text:style-name="T51">snapshot</text:span><text:span text:style-name="T1"> </text:span><text:span text:style-name="T46">=&gt;</text:span><text:span text:style-name="T1"> {</text:span></text:p>
      <text:p text:style-name="P20"><text:s text:c="6"/><text:span text:style-name="T53">console</text:span><text:span text:style-name="T1">.</text:span><text:span text:style-name="T53">log</text:span><text:span text:style-name="T1">(snapshot.key)</text:span></text:p>
      <text:p text:style-name="P20"><text:s text:c="6"/><text:span text:style-name="T53">console</text:span><text:span text:style-name="T1">.</text:span><text:span text:style-name="T53">log</text:span><text:span text:style-name="T1">(snapshot.</text:span><text:span text:style-name="T50">val</text:span><text:span text:style-name="T1">())</text:span></text:p>
      <text:p text:style-name="P20"><text:s text:c="4"/><text:span text:style-name="T1">});</text:span></text:p>
      <text:p text:style-name="P48"><text:span text:style-name="T40"><text:s text:c="2"/></text:span><text:span text:style-name="T26">})</text:span></text:p>
      <text:p text:style-name="P48"/>
      <text:p text:style-name="P48"><text:a xlink:type="simple" xlink:href="https://github.com/angular/angularfire2/blob/master/docs/4-querying-lists.md"><text:span text:style-name="T41">Siguiente paso: Consulta de listas</text:span></text:a></text:p>
      <text:p text:style-name="P4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58:22.248840662</meta:creation-date>
    <meta:editing-duration>PT11M50S</meta:editing-duration>
    <meta:editing-cycles>17</meta:editing-cycles>
    <meta:generator>LibreOffice/4.2.8.2$Linux_X86_64 LibreOffice_project/420m0$Build-2</meta:generator>
    <dc:date>2017-08-30T19:13:32.109420033</dc:date>
    <meta:document-statistic meta:table-count="2" meta:image-count="0" meta:object-count="0" meta:page-count="6" meta:paragraph-count="154" meta:word-count="945" meta:character-count="7164" meta:non-whitespace-character-count="6193"/>
  </office:meta>
</office:document-meta>
</file>